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Densidade</text:p>
          </table:table-cell>
          <table:covered-table-cell table:style-name="Default"/>
          <table:table-cell table:style-name="ce1" office:value-type="string" table:number-columns-spanned="2" table:number-rows-spanned="1">
            <text:p>Longe</text:p>
          </table:table-cell>
          <table:covered-table-cell table:style-name="Default"/>
          <table:table-cell table:style-name="ce1" office:value-type="string" table:number-columns-spanned="2" table:number-rows-spanned="1">
            <text:p>Delta (density-farthest)</text:p>
          </table:table-cell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>
            <text:p>Instância</text:p>
          </table:table-cell>
          <table:table-cell table:style-name="Default" office:value-type="string">
            <text:p>Meu Tempo </text:p>
          </table:table-cell>
          <table:table-cell table:style-name="Default" office:value-type="string">
            <text:p>Meu Valor</text:p>
          </table:table-cell>
          <table:table-cell table:style-name="Default" office:value-type="string">
            <text:p>MeuTempo</text:p>
          </table:table-cell>
          <table:table-cell table:style-name="Default" office:value-type="string">
            <text:p>Meu Valor</text:p>
          </table:table-cell>
          <table:table-cell office:value-type="string">
            <text:p>Tempo</text:p>
          </table:table-cell>
          <table:table-cell office:value-type="string">
            <text:p>Valor</text:p>
          </table:table-cell>
          <table:table-cell table:number-columns-repeated="2"/>
        </table:table-row>
        <table:table-row table:style-name="ro1">
          <table:table-cell office:value-type="string">
            <text:p>SJC3a</text:p>
          </table:table-cell>
          <table:table-cell office:value-type="float" office:value="30.506">
            <text:p>30,506</text:p>
          </table:table-cell>
          <table:table-cell office:value-type="float" office:value="47043.3">
            <text:p>47043,300</text:p>
          </table:table-cell>
          <table:table-cell office:value-type="float" office:value="0.627">
            <text:p>0,627</text:p>
          </table:table-cell>
          <table:table-cell office:value-type="float" office:value="75861.7">
            <text:p>75861,700</text:p>
          </table:table-cell>
          <table:table-cell table:style-name="ce2" table:formula="of:=[.B3]-[.D3]" office:value-type="float" office:value="29.879">
            <text:p>29,879</text:p>
          </table:table-cell>
          <table:table-cell table:style-name="ce2" table:formula="of:=[.C3]-[.E3]" office:value-type="float" office:value="-28818.4">
            <text:p>-28818,400</text:p>
          </table:table-cell>
          <table:table-cell table:number-columns-repeated="2"/>
        </table:table-row>
        <table:table-row table:style-name="ro1">
          <table:table-cell office:value-type="string">
            <text:p>SJC1</text:p>
          </table:table-cell>
          <table:table-cell office:value-type="float" office:value="0.691">
            <text:p>0,691</text:p>
          </table:table-cell>
          <table:table-cell office:value-type="float" office:value="16111.1">
            <text:p>16111,100</text:p>
          </table:table-cell>
          <table:table-cell office:value-type="float" office:value="0.023">
            <text:p>0,023</text:p>
          </table:table-cell>
          <table:table-cell office:value-type="float" office:value="25905">
            <text:p>25905,000</text:p>
          </table:table-cell>
          <table:table-cell table:style-name="ce2" table:formula="of:=[.B4]-[.D4]" office:value-type="float" office:value="0.668">
            <text:p>0,668</text:p>
          </table:table-cell>
          <table:table-cell table:style-name="ce2" table:formula="of:=[.C4]-[.E4]" office:value-type="float" office:value="-9793.9">
            <text:p>-9793,900</text:p>
          </table:table-cell>
          <table:table-cell table:number-columns-repeated="2"/>
        </table:table-row>
        <table:table-row table:style-name="ro1">
          <table:table-cell office:value-type="string">
            <text:p>SJC2</text:p>
          </table:table-cell>
          <table:table-cell office:value-type="float" office:value="5.113">
            <text:p>5,113</text:p>
          </table:table-cell>
          <table:table-cell office:value-type="float" office:value="32497.5">
            <text:p>32497,500</text:p>
          </table:table-cell>
          <table:table-cell office:value-type="float" office:value="0.196">
            <text:p>0,196</text:p>
          </table:table-cell>
          <table:table-cell office:value-type="float" office:value="52008.6">
            <text:p>52008,600</text:p>
          </table:table-cell>
          <table:table-cell table:style-name="ce2" table:formula="of:=[.B5]-[.D5]" office:value-type="float" office:value="4.917">
            <text:p>4,917</text:p>
          </table:table-cell>
          <table:table-cell table:style-name="ce2" table:formula="of:=[.C5]-[.E5]" office:value-type="float" office:value="-19511.1">
            <text:p>-19511,100</text:p>
          </table:table-cell>
          <table:table-cell table:number-columns-repeated="2"/>
        </table:table-row>
        <table:table-row table:style-name="ro1">
          <table:table-cell office:value-type="string">
            <text:p>SJC4a</text:p>
          </table:table-cell>
          <table:table-cell office:value-type="float" office:value="71.386">
            <text:p>71,386</text:p>
          </table:table-cell>
          <table:table-cell office:value-type="float" office:value="57991.2">
            <text:p>57991,200</text:p>
          </table:table-cell>
          <table:table-cell office:value-type="float" office:value="1.589">
            <text:p>1,589</text:p>
          </table:table-cell>
          <table:table-cell office:value-type="float" office:value="103080">
            <text:p>103080,000</text:p>
          </table:table-cell>
          <table:table-cell table:style-name="ce2" table:formula="of:=[.B6]-[.D6]" office:value-type="float" office:value="69.797">
            <text:p>69,797</text:p>
          </table:table-cell>
          <table:table-cell table:style-name="ce2" table:formula="of:=[.C6]-[.E6]" office:value-type="float" office:value="-45088.8">
            <text:p>-45088,800</text:p>
          </table:table-cell>
          <table:table-cell table:number-columns-repeated="2"/>
        </table:table-row>
        <table:table-row table:style-name="ro1" table:number-rows-repeated="14"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03/12/2009</text:date>, <text:time>10:59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0:33:24</meta:creation-date>
    <dc:date>2009-12-03T10:59:06</dc:date>
    <meta:editing-duration>PT00H10M11S</meta:editing-duration>
    <meta:editing-cycles>1</meta:editing-cycles>
    <meta:document-statistic meta:table-count="3" meta:cell-count="38" meta:object-count="0"/>
    <meta:generator>OpenOffice.org/3.1$Linux OpenOffice.org_project/310m19$Build-9420</meta:generator>
  </office:meta>
</office:document-meta>
</file>